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Text_20_body">
      <style:paragraph-properties fo:margin-top="0mm" fo:margin-bottom="0mm"/>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paragraph-properties fo:margin-left="0mm" fo:margin-right="0mm" fo:text-indent="10mm" style:auto-text-indent="false"/>
    </style:style>
    <style:style style:name="P10"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text-align="center" style:justify-single-word="false"/>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list-style-name="L1"/>
    <style:style style:name="P17" style:family="paragraph" style:parent-style-name="Text_20_body" style:list-style-name="L1">
      <style:paragraph-properties fo:margin-top="0mm" fo:margin-bottom="0mm"/>
    </style:style>
    <style:style style:name="P18" style:family="paragraph" style:parent-style-name="Heading_20_1" style:list-style-name="">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Contents_20_1" style:list-style-name=""/>
    <style:style style:name="P22" style:family="paragraph" style:parent-style-name="Contents_20_1">
      <style:text-properties style:text-underline-style="none"/>
    </style:style>
    <style:style style:name="P23" style:family="paragraph" style:parent-style-name="Contents_20_1" style:list-style-name="">
      <style:text-properties style:text-underline-style="none"/>
    </style:style>
    <style:style style:name="P24"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nalýza archivu WebArchiv a převodu archivů z formátu ARC do formátu WARC</text:h>
      <text:h text:style-name="P12" text:outline-level="1">Martin Prokop</text:h>
      <text:h text:style-name="P19" text:outline-level="1">Prohlášení</text:h>
      <text:p text:style-name="P5">(Doplním později)</text:p>
      <text:h text:style-name="P19" text:outline-level="1">Shrnutí</text:h>
      <text:p text:style-name="P5">(Doplním později)</text:p>
      <text:h text:style-name="P19" text:outline-level="1">Klíčová slova</text:h>
      <text:p text:style-name="P5">(Doplním později)</text:p>
      <text:h text:style-name="P19" text:outline-level="1">Obsah</text:h>
      <text:p text:style-name="P5">(Doplním později)</text:p>
      <text:h text:style-name="P19" text:outline-level="1">Úvod</text:h>
      <text:p text:style-name="P5">(Doplním později)</text:p>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5">(Mám to více rozvádět?)</text:p>
      <text:h text:style-name="P20"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ý na přelomu 19. a 20. století v Čechách.</text:span></text:p>
      <text:p text:style-name="P14">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53970107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3"/>
      <text:p text:style-name="P21"><text:span text:style-name="T2">(Mám více rozvádět?)</text:span></text:p>
      <text:h text:style-name="P20"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5">(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5">(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5"><text:soft-page-break/>(Mám řešit do podrobna kritéria a seriály?)</text:p>
      <text:p text:style-name="P7">Dále probíhal vývoj nových nástrojů. Jedná se konkrétně o:</text:p>
      <text:list xml:id="list1165174004" text:continue-numbering="true" text:style-name="List_20_1">
        <text:list-item>
          <text:p text:style-name="P22">Dublin Core Metadata Generator</text:p>
        </text:list-item>
        <text:list-item>
          <text:p text:style-name="P22">Generátor UR</text:p>
        </text:list-item>
        <text:list-item>
          <text:p text:style-name="P22">Kalkulátor MD5 </text:p>
        </text:list-item>
        <text:list-item>
          <text:p text:style-name="P22">Nedlib Harvester</text:p>
        </text:list-item>
      </text:list>
      <text:p text:style-name="P5">(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9">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0">(Mám být podrobnější?)</text:p>
      <text:h text:style-name="Heading_20_3" text:outline-level="3">Rok 2003</text:h>
      <text:p text:style-name="P5">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5">(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6"><text:soft-page-break/>(Mám být obsáhlejší?)</text:p>
      <text:p text:style-name="P6">(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V tomto roce bylo oproti očekávání „sklizeno“ relativně malé množství dat. V</text:span> 253 785 MB dat bylo obsaženo 9 336 123 souborů.<text:span text:style-name="T3"><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5">(Mám být podrobnější o CULTURE?)</text:p>
      <text:p text:style-name="Text_20_body">Tým dále provedl analýzu využívaného software:</text:p>
      <text:list xml:id="list387274066"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4">Heritrix – o software se zmiňují v další části textu své práce.</text:p>
        </text:list-item>
        <text:list-item>
          <text:p text:style-name="P24">DeDuplicator </text:p>
        </text:list-item>
      </text:list>
      <text:p text:style-name="P5">(Mám rozvádět info o saftware? Nebo v části software? Asi oboje?)</text:p>
      <text:p text:style-name="Text_20_body"><text:span text:style-name="T3">Dále samozřejmě probíhají sklizně, v tomto roce je staženo 3 465 016 MB dat, které obsahovali celkem </text:span>70 741 016 souborů<text:span text:style-name="T3">. Což je největší množství za všechny uplynulé roky.</text:span><text:span text:style-name="T3"><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5">(Mám psát konkrétněji o konspektu?)</text:p>
      <text:p text:style-name="P7">Tým také pracuje na lokalizaci užívaných nástrojů.</text:p>
      <text:p text:style-name="P5">(Mám rozepisovat konkrétněji?)</text:p>
      <text:p text:style-name="P7">Velký význam má i analýza možnosti sklízení bohemikálních zdrojů mimo doménu .cz.</text:p>
      <text:p text:style-name="P5">(Sem přidat informace o diplomce na toto téma? Nebo rozvedu v analýze provedených diplomových prací)</text:p>
      <text:p text:style-name="P7">Prozkoumává se i možnost průběžné analýzy sklizně. </text:p>
      <text:p text:style-name="P5">(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3">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3">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5">(Podobné otázky jako k roku 2007 – mám rozvádět jednotlivé řešené problémy?)</text:p>
      <text:p text:style-name="Text_20_body"><text:span text:style-name="T3">V tomto roce bylo „sklizeno“ 3 900 000 MB dat. Což představuje cca 78 203 483 souborů</text:span><text:span text:style-name="T3"><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5">(Kdy došlo ke ztrátě dat?)</text:p>
      <text:h text:style-name="Heading_20_3" text:outline-level="3"><text:soft-page-break/>Rok 2009 – současnost</text:h>
      <text:p text:style-name="P5">Zprávy z těchto let nejsou bohužel na internetu zpřístupněny.</text:p>
      <text:p text:style-name="P5">Dostanu se k nim nějak?</text:p>
      <text:p text:style-name="P5">Zmínit, že v ČR je CC?</text:p>
      <text:h text:style-name="P20"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0"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6"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51" text:note-class="footnote"><text:note-citation>28</text:note-citation><text:note-body><text:p text:style-name="Footnote">http://www.ikaros.cz/node/4612</text:p></text:note-body></text:note></text:p>
      <text:p text:style-name="P5">(Mám rozvádět možnosti?)</text:p>
      <text:p text:style-name="Text_20_body">Z toho vyplývá, že monitorování možnosti využití a adaptace se na licenci Creative Commons je jedna z velmi důležitých úkolů týmu WebArchivu<text:note text:id="ftn28"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50" text:note-class="footnote"><text:note-citation>30</text:note-citation><text:note-body><text:p text:style-name="Footnote">http://www.webarchiv.cz/ccinfo/</text:p></text:note-body></text:note> <text:note text:id="ftn29" text:note-class="footnote"><text:note-citation>31</text:note-citation><text:note-body><text:p text:style-name="Footnote">Webové stránky lokalizovaného projektu: http://www.creativecommons.cz/</text:p></text:note-body></text:note> WebArchiv na svých stránkách přímo poskytuje návod<text:note text:id="ftn27"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5">(Mám to více rozvádět?)</text:p>
      <text:h text:style-name="Heading_20_3" text:outline-level="3">Partneři projektu WebArchiv<text:note text:id="ftn31"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2"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3" text:note-class="footnote"><text:note-citation>35</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Text_20_body"><text:span text:style-name="T1">CZ.NIC</text:span><text:span text:style-name="T1"><text:note text:id="ftn34" text:note-class="footnote"><text:note-citation>36</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0"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5"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 nemají souběžnou tištěnou podobu).“</text:span><text:span text:style-name="T4"><text:note text:id="ftn36" text:note-class="footnote"><text:note-citation>39</text:note-citation><text:note-body><text:p text:style-name="Footnote">http://www.webarchiv.cz/formular-url/</text:p></text:note-body></text:note></text:span></text:p>
      <text:p text:style-name="P5">(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37" text:note-class="footnote"><text:note-citation>40</text:note-citation><text:note-body><text:p text:style-name="Footnote">Dostupný na: http://www.archive.org/</text:p></text:note-body></text:note>.</text:p>
      <text:p text:style-name="Text_20_body"><text:soft-page-break/><text:span text:style-name="T2">(Mám se nějak blíze zabývat InternetArchivem?)</text:span></text:p>
      <text:h text:style-name="P20" text:outline-level="2">Dostupnost informací o projektu</text:h>
      <text:p text:style-name="Text_20_body">O projektu WebArchiv se lze dočíst na stránkách Národní digitální knihovny<text:note text:id="ftn38"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39"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0"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5">(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Text_20_body"><text:span text:style-name="T2">(Nepletu se?)</text:span></text:p>
      <text:h text:style-name="P20" text:outline-level="2">Kritéria výběru webových zdrojů<text:span text:style-name="T3"><text:note text:id="ftn49" text:note-class="footnote"><text:note-citation>44</text:note-citation><text:note-body><text:p text:style-name="Footnote"><text:a xlink:type="simple" xlink:href="http://www.webarchiv.cz/kriteria/">http://www.webarchiv.cz/kriteria/</text:a></text:p></text:note-body></text:note></text:span></text:h>
      <text:p text:style-name="Text_20_body"><text:span text:style-name="T3">Základní činností WebArchivu je jak je patrno archivování webových zdrojů. Řídí se při tom určitými kriterii a provádí několik druhů „sklízení“ těchto zdrojů. Tým provádí plošnou „sklizeň“ webových zdrojů na doméně .CZ a poté výběrové „sklizně“. </text:span></text:p>
      <text:p text:style-name="Text_20_body"><text:span text:style-name="T3">V souladu s legislativou jsou výběrové „sklizně“ prováděny u zdrojů u nichž jejich autor udělal souhlas s jejich archivací a následným zveřejněním třetím osobám – jedná je buď o uzavření smlouvy s WebArchivem nebo o zdroje pod licencí Creative Commons.</text:span></text:p>
      <text:h text:style-name="Heading_20_3" text:outline-level="3">Plošná archivace<text:span text:style-name="T3"><text:note text:id="ftn52"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7"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3"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4"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8"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0" text:outline-level="2">Staré práce na téma webarchiv</text:h>
      <text:list xml:id="list257685050" text:style-name="L1">
        <text:list-item>
          <text:p text:style-name="P17">Filip KUSALÍK: <text:span text:style-name="Strong_20_Emphasis">Identifikace a omezení přístupu k "nevhodným" stránkám ve webovém archivu</text:span>, bakalářská práce, 2009.<text:note text:id="ftn41" text:note-class="footnote"><text:note-citation>50</text:note-citation><text:note-body><text:p text:style-name="Footnote">http://is.muni.cz/th/172849/fi_b/</text:p></text:note-body></text:note></text:p>
        </text:list-item>
      </text:list>
      <text:p text:style-name="P1"/>
      <text:p text:style-name="P1"/>
      <text:list xml:id="list1496835054" text:continue-numbering="true" text:style-name="L1">
        <text:list-item>
          <text:p text:style-name="P17">Ivan VLČEK: <text:span text:style-name="Strong_20_Emphasis">Rozpoznání a archivace českého webu mimo národní doménu</text:span>, bakalářská práce, 2008.<text:note text:id="ftn42" text:note-class="footnote"><text:note-citation>51</text:note-citation><text:note-body><text:p text:style-name="Footnote">http://is.muni.cz/th/172585/fi_b/</text:p></text:note-body></text:note></text:p>
        </text:list-item>
      </text:list>
      <text:p text:style-name="P1"/>
      <text:p text:style-name="P1"/>
      <text:list xml:id="list2162763148" text:continue-numbering="true" text:style-name="L1">
        <text:list-item>
          <text:p text:style-name="P17">Lenka JELÍNKOVÁ: <text:span text:style-name="Strong_20_Emphasis">Bibliografický popis elektronických online zdrojů v zahraniční a domácí katalogizační praxi</text:span>, diplomová práce, 2006.<text:note text:id="ftn43" text:note-class="footnote"><text:note-citation>52</text:note-citation><text:note-body><text:p text:style-name="Footnote">http://www.webarchiv.cz/files/dokumenty/ostatni/DPjelinkova2006.pdf</text:p></text:note-body></text:note></text:p>
        </text:list-item>
      </text:list>
      <text:p text:style-name="P1"/>
      <text:p text:style-name="P1"/>
      <text:list xml:id="list1304338683" text:continue-numbering="true" text:style-name="L1">
        <text:list-item>
          <text:p text:style-name="P17">Lukáš MATĚJKA: <text:span text:style-name="Strong_20_Emphasis">Zpřístupnění archivu českého webu</text:span>, diplomová práce, 2006.<text:note text:id="ftn44" text:note-class="footnote"><text:note-citation>53</text:note-citation><text:note-body><text:p text:style-name="Footnote">http://is.muni.cz/th/49968/fi_m</text:p></text:note-body></text:note></text:p>
        </text:list-item>
      </text:list>
      <text:p text:style-name="P1"/>
      <text:p text:style-name="P1"/>
      <text:list xml:id="list1723670133" text:continue-numbering="true" text:style-name="L1">
        <text:list-item>
          <text:p text:style-name="P17">Martin BELLA: <text:span text:style-name="Strong_20_Emphasis">Implementace OAI-PMH pro český WebArchiv</text:span>, bakalářská práce, 2008.<text:note text:id="ftn45" text:note-class="footnote"><text:note-citation>54</text:note-citation><text:note-body><text:p text:style-name="Footnote">http://is.muni.cz/th/98989/fi_b</text:p></text:note-body></text:note></text:p>
        </text:list-item>
      </text:list>
      <text:p text:style-name="P1"/>
      <text:p text:style-name="P1"/>
      <text:list xml:id="list885178821" text:continue-numbering="true" text:style-name="L1">
        <text:list-item>
          <text:p text:style-name="P16">Markéta ŠKODOVÁ: <text:span text:style-name="Strong_20_Emphasis">Strategie archivace elektronických online zdrojů a politika jejich výběru do digitálního archivu (se zaměřením na český systém WebArchiv)</text:span>, diplomová práce, 2005.<text:note text:id="ftn46" text:note-class="footnote"><text:note-citation>55</text:note-citation><text:note-body><text:p text:style-name="Footnote">http://www.webarchiv.cz/files/dokumenty/zpravy/skodova.doc</text:p></text:note-body></text:note></text:p>
        </text:list-item>
      </text:list>
      <text:p text:style-name="Standard"/>
      <text:h text:style-name="P20"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20"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20" text:outline-level="2">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19" text:outline-level="1">Stav WebArchivu Podrobně – analýzy, která provedu jako výzkum z převodu</text:h>
      <text:p text:style-name="P6">Samotná práce</text:p>
      <text:h text:style-name="P19" text:outline-level="1">Závěr</text:h>
      <text:h text:style-name="P19" text:outline-level="1">Seznam literatury</text:h>
      <text:p text:style-name="P5">(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http://ctenar.svkkl.cz/clanky/2009-roc-61/09-2009/creative-commons-svobodny-prostor-pro-sdileni-a-tvorbu-61-468.htm</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31T15:21:36</dc:date>
    <dc:creator>Martin Prokop</dc:creator>
    <meta:editing-duration>PT21H57M56S</meta:editing-duration>
    <meta:editing-cycles>372</meta:editing-cycles>
    <meta:document-statistic meta:table-count="1" meta:image-count="0" meta:object-count="0" meta:page-count="27" meta:paragraph-count="294" meta:word-count="3624" meta:character-count="26368"/>
  </office:meta>
</office:document-meta>
</file>